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officeooo:rsid="000d76b4" officeooo:paragraph-rsid="000d76b4"/>
    </style:style>
    <style:style style:name="P2" style:family="paragraph" style:parent-style-name="Heading_20_1">
      <style:paragraph-properties fo:text-align="center" style:justify-single-word="false"/>
      <style:text-properties officeooo:rsid="000d76b4" officeooo:paragraph-rsid="000d76b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Iframes</text:h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3T11:58:40.784144657</meta:creation-date>
    <dc:date>2022-06-03T19:45:58.522357938</dc:date>
    <meta:editing-duration>PT7H37M7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2.7.2$Linux_X86_64 LibreOffice_project/20$Build-2</meta:generator>
  </office:meta>
</office:document-meta>
</file>